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2">Función del requerimiento: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R000</text:p>
          </table:table-cell>
        </table:table-row>
        <table:table-row>
          <table:table-cell table:style-name="Tabla1.A2" table:number-columns-spanned="2" office:value-type="string">
            <text:p text:style-name="P2">Estado</text:p>
          </table:table-cell>
          <table:covered-table-cell/>
          <table:table-cell table:style-name="Tabla1.C2" table:number-columns-spanned="2" office:value-type="string">
            <text:p text:style-name="Standard">Análisis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po de requerimiento</text:p>
          </table:table-cell>
          <table:covered-table-cell/>
          <table:table-cell table:style-name="Tabla1.C2" table:number-columns-spanned="2" office:value-type="string">
            <text:p text:style-name="Table_20_Contents">Funcional</text:p>
          </table:table-cell>
          <table:covered-table-cell/>
        </table:table-row>
        <table:table-row>
          <table:table-cell table:style-name="Tabla1.A2" office:value-type="string">
            <text:p text:style-name="P2">Cre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creación</text:p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Actualiz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actualización</text:p>
          </table:table-cell>
          <table:table-cell table:style-name="Tabla1.C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2">Descripción</text:p>
          </table:table-cell>
          <table:table-cell table:style-name="Tabla1.C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atos de entrada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atos de salida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Resultados esperados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Origen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Dirigido a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rioridad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Requerimientos asociados</text:p>
          </table:table-cell>
          <table:table-cell table:style-name="Tabla1.C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C2" table:number-columns-spanned="4" office:value-type="string">
            <text:p text:style-name="P5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3">Precondiciones</text:p>
          </table:table-cell>
          <table:table-cell table:style-name="Tabla1.C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Poscondiciones</text:p>
          </table:table-cell>
          <table:table-cell table:style-name="Tabla1.C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">Criterio de aceptación</text:p>
          </table:table-cell>
          <table:table-cell table:style-name="Tabla1.C2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Standard"/>
      <text:p text:style-name="Standard">Cada vez que alguien <text:span text:style-name="T1">actualice</text:span> un requerimiento, ingresar una nueva fi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0T19:04:14</meta:creation-date>
    <dc:date>2011-09-11T14:47:25</dc:date>
    <dc:creator>Cristian Lopez</dc:creator>
    <meta:editing-duration>PT18M20S</meta:editing-duration>
    <meta:editing-cycles>5</meta:editing-cycles>
    <meta:generator>LibreOffice/3.3$Unix LibreOffice_project/330m19$Build-301</meta:generator>
    <meta:document-statistic meta:table-count="1" meta:image-count="0" meta:object-count="0" meta:page-count="1" meta:paragraph-count="24" meta:word-count="51" meta:character-count="392"/>
  </office:meta>
</office:document-meta>
</file>